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Consolas" svg:font-family="Consolas" style:font-family-generic="modern" style:font-pitch="fixed"/>
    <style:font-face style:name="Modern" svg:font-family="Modern" style:font-family-generic="modern" style:font-pitch="variable"/>
    <style:font-face style:name="Liberation Serif" svg:font-family="'Liberation Serif'" style:font-family-generic="roman" style:font-pitch="variable"/>
    <style:font-face style:name="Script" svg:font-family="Script" style:font-family-generic="script"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013cm" fo:margin-left="0cm" table:align="left"/>
    </style:style>
    <style:style style:name="Tabla4.A" style:family="table-column">
      <style:table-column-properties style:column-width="5.609cm"/>
    </style:style>
    <style:style style:name="Tabla4.B" style:family="table-column">
      <style:table-column-properties style:column-width="11.404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background-color="#eeeeee" fo:padding="0.097cm" fo:border="0.05pt solid #000000">
        <style:background-image/>
      </style:table-cell-properties>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background-color="#eeeeee" fo:padding="0.097cm" fo:border="0.05pt solid #000000">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background-color="#eeeeee" fo:padding="0.097cm" fo:border="0.05pt solid #000000">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P1" style:family="paragraph" style:parent-style-name="Standard">
      <style:text-properties officeooo:rsid="00101c17" officeooo:paragraph-rsid="00101c17"/>
    </style:style>
    <style:style style:name="P2" style:family="paragraph" style:parent-style-name="Standard">
      <style:text-properties officeooo:rsid="00113f82" officeooo:paragraph-rsid="00113f82"/>
    </style:style>
    <style:style style:name="P3" style:family="paragraph" style:parent-style-name="Standard">
      <style:paragraph-properties fo:text-align="center" style:justify-single-word="false"/>
      <style:text-properties officeooo:rsid="00113f82" officeooo:paragraph-rsid="00113f82"/>
    </style:style>
    <style:style style:name="P4" style:family="paragraph" style:parent-style-name="Standard">
      <style:text-properties officeooo:rsid="00117e5d" officeooo:paragraph-rsid="00117e5d"/>
    </style:style>
    <style:style style:name="P5" style:family="paragraph" style:parent-style-name="Standard">
      <style:text-properties officeooo:rsid="0013baaa" officeooo:paragraph-rsid="0013baaa"/>
    </style:style>
    <style:style style:name="P6" style:family="paragraph" style:parent-style-name="Standard" style:list-style-name="L1">
      <style:text-properties officeooo:rsid="0013baaa" officeooo:paragraph-rsid="0013baaa"/>
    </style:style>
    <style:style style:name="P7" style:family="paragraph" style:parent-style-name="Standard">
      <style:text-properties officeooo:rsid="0015664d" officeooo:paragraph-rsid="0015664d"/>
    </style:style>
    <style:style style:name="P8" style:family="paragraph" style:parent-style-name="Standard">
      <style:text-properties fo:color="#333333" style:font-name="Consolas" fo:font-size="11pt" officeooo:rsid="00117e5d" officeooo:paragraph-rsid="00117e5d" style:font-size-asian="11pt" style:font-size-complex="11pt"/>
    </style:style>
    <style:style style:name="P9" style:family="paragraph" style:parent-style-name="Standard">
      <style:text-properties officeooo:rsid="0015b777" officeooo:paragraph-rsid="0015b777"/>
    </style:style>
    <style:style style:name="P10" style:family="paragraph" style:parent-style-name="Standard">
      <style:text-properties fo:font-weight="bold" officeooo:rsid="0015664d" officeooo:paragraph-rsid="0015664d" style:font-weight-asian="bold" style:font-weight-complex="bold"/>
    </style:style>
    <style:style style:name="P11" style:family="paragraph" style:parent-style-name="Standard">
      <style:text-properties fo:font-size="24pt" fo:font-style="normal" style:text-underline-style="none" fo:font-weight="normal" officeooo:rsid="0015b777" officeooo:paragraph-rsid="0015664d" style:font-size-asian="24pt" style:font-style-asian="normal" style:font-weight-asian="normal" style:font-size-complex="24pt" style:font-style-complex="normal" style:font-weight-complex="normal"/>
    </style:style>
    <style:style style:name="P12" style:family="paragraph" style:parent-style-name="Standard">
      <style:text-properties fo:font-size="24pt" officeooo:rsid="0015664d" officeooo:paragraph-rsid="0015664d" style:font-size-asian="24pt" style:font-size-complex="24pt"/>
    </style:style>
    <style:style style:name="P13" style:family="paragraph" style:parent-style-name="Standard">
      <style:text-properties officeooo:rsid="00101c17" officeooo:paragraph-rsid="00101c17" fo:background-color="transparent"/>
    </style:style>
    <style:style style:name="P14" style:family="paragraph" style:parent-style-name="Standard">
      <style:paragraph-properties fo:text-align="start" style:justify-single-word="false"/>
      <style:text-properties fo:color="#000066" style:font-name="Candara" fo:font-size="32pt" officeooo:rsid="00101c17" officeooo:paragraph-rsid="00101c17" fo:background-color="transparent" style:font-size-asian="32pt" style:font-size-complex="32pt"/>
    </style:style>
    <style:style style:name="P15" style:family="paragraph" style:parent-style-name="Standard">
      <style:paragraph-properties fo:text-align="end" style:justify-single-word="false"/>
      <style:text-properties fo:color="#466c93" style:font-name="Candara" fo:font-size="40pt" fo:text-shadow="none" style:text-underline-style="none" fo:font-weight="normal" officeooo:rsid="00101c17" officeooo:paragraph-rsid="00101c17" fo:background-color="transparent" style:font-size-asian="40pt" style:font-weight-asian="normal" style:font-size-complex="40pt" style:font-weight-complex="normal"/>
    </style:style>
    <style:style style:name="P16" style:family="paragraph" style:parent-style-name="Standard">
      <style:text-properties fo:color="#466c93" style:font-name="Candara" fo:font-size="14pt" officeooo:rsid="001df14b" officeooo:paragraph-rsid="0015b777" style:font-size-asian="14pt" style:font-size-complex="14pt"/>
    </style:style>
    <style:style style:name="P17" style:family="paragraph" style:parent-style-name="Standard">
      <style:text-properties fo:color="#466c93" style:font-name="Candara" fo:font-size="14pt" officeooo:rsid="003572ed" officeooo:paragraph-rsid="0015b777" style:font-size-asian="14pt" style:font-size-complex="14pt"/>
    </style:style>
    <style:style style:name="P18" style:family="paragraph" style:parent-style-name="Standard">
      <style:paragraph-properties fo:text-align="center" style:justify-single-word="false"/>
      <style:text-properties fo:color="#466c93" style:font-name="Candara" fo:font-size="32pt" officeooo:rsid="00113f82" officeooo:paragraph-rsid="00113f82" style:font-size-asian="32pt" style:font-size-complex="32pt"/>
    </style:style>
    <style:style style:name="P19" style:family="paragraph" style:parent-style-name="Standard">
      <style:text-properties fo:color="#466c93" style:font-name="Candara" fo:font-size="32pt" officeooo:rsid="0013baaa" officeooo:paragraph-rsid="0013baaa" style:font-size-asian="32pt" style:font-size-complex="32pt"/>
    </style:style>
    <style:style style:name="P20" style:family="paragraph" style:parent-style-name="Standard">
      <style:paragraph-properties fo:text-align="start" style:justify-single-word="false"/>
      <style:text-properties style:text-outline="false" style:font-name="Candara" fo:text-shadow="none" officeooo:rsid="00101c17" officeooo:paragraph-rsid="00101c17"/>
    </style:style>
    <style:style style:name="P21" style:family="paragraph" style:parent-style-name="Standard">
      <style:paragraph-properties fo:text-align="center" style:justify-single-word="false"/>
      <style:text-properties officeooo:rsid="00176a17" officeooo:paragraph-rsid="00176a17"/>
    </style:style>
    <style:style style:name="P22" style:family="paragraph" style:parent-style-name="Footer">
      <style:text-properties fo:color="#808080" style:text-outline="false" fo:text-shadow="none" officeooo:rsid="0015b777" officeooo:paragraph-rsid="0015b777"/>
    </style:style>
    <style:style style:name="P23" style:family="paragraph" style:parent-style-name="Table_20_Contents">
      <style:text-properties officeooo:rsid="0015664d" officeooo:paragraph-rsid="0015664d"/>
    </style:style>
    <style:style style:name="P24" style:family="paragraph" style:parent-style-name="Table_20_Contents">
      <style:text-properties fo:font-weight="bold" officeooo:rsid="0015664d" officeooo:paragraph-rsid="0015664d" style:font-weight-asian="bold" style:font-weight-complex="bold"/>
    </style:style>
    <style:style style:name="P25" style:family="paragraph" style:parent-style-name="Table_20_Contents">
      <style:text-properties fo:color="#333333" style:font-name="Consolas" fo:font-size="11pt" officeooo:rsid="00117e5d" officeooo:paragraph-rsid="00117e5d" style:font-size-asian="11pt" style:font-size-complex="11pt"/>
    </style:style>
    <style:style style:name="P26" style:family="paragraph" style:parent-style-name="Table_20_Contents">
      <style:text-properties fo:color="#333333" style:font-name="Consolas" officeooo:rsid="0013baaa" officeooo:paragraph-rsid="0013baaa"/>
    </style:style>
    <style:style style:name="P27" style:family="paragraph" style:parent-style-name="Table_20_Contents">
      <style:text-properties fo:color="#333333" style:font-name="Consolas" officeooo:rsid="0015664d" officeooo:paragraph-rsid="0015664d"/>
    </style:style>
    <style:style style:name="P28" style:family="paragraph" style:parent-style-name="Table_20_Contents">
      <style:text-properties officeooo:rsid="0015b777" officeooo:paragraph-rsid="0015b777"/>
    </style:style>
    <style:style style:name="T1" style:family="text">
      <style:text-properties officeooo:rsid="00117e5d"/>
    </style:style>
    <style:style style:name="T2" style:family="text">
      <style:text-properties officeooo:rsid="0013baaa"/>
    </style:style>
    <style:style style:name="T3" style:family="text">
      <style:text-properties officeooo:rsid="001492fc"/>
    </style:style>
    <style:style style:name="T4" style:family="text">
      <style:text-properties officeooo:rsid="0015b777"/>
    </style:style>
    <style:style style:name="T5" style:family="text">
      <style:text-properties fo:color="#466c93" fo:font-size="40pt" fo:background-color="transparent" loext:char-shading-value="0" style:font-size-asian="40pt" style:font-size-complex="40pt"/>
    </style:style>
    <style:style style:name="T6" style:family="text">
      <style:text-properties fo:color="#466c93" style:font-name="Candara" fo:font-size="32pt" style:font-size-asian="32pt" style:font-size-complex="32pt"/>
    </style:style>
    <style:style style:name="T7" style:family="text">
      <style:text-properties fo:color="#466c93" style:font-name="Candara" fo:font-size="32pt" officeooo:rsid="0015b777" style:font-size-asian="32pt" style:font-size-complex="32pt"/>
    </style:style>
    <style:style style:name="T8" style:family="text">
      <style:text-properties fo:font-size="22pt" officeooo:rsid="0015b777" style:font-size-asian="22pt" style:font-size-complex="22pt"/>
    </style:style>
    <style:style style:name="T9" style:family="text">
      <style:text-properties fo:font-weight="bold" style:font-weight-asian="bold" style:font-weight-complex="bold"/>
    </style:style>
    <style:style style:name="T10" style:family="text">
      <style:text-properties officeooo:rsid="00176a17"/>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ocesadores de Lenguaje <text:span text:style-name="T8">2015/2016</text:span></text:p>
      <text:p text:style-name="P1"/>
      <text:p text:style-name="P1"/>
      <text:p text:style-name="P1"/>
      <text:p text:style-name="P1"/>
      <text:p text:style-name="P1"/>
      <text:p text:style-name="P1"/>
      <text:p text:style-name="P1"/>
      <text:p text:style-name="P1"/>
      <text:p text:style-name="P1"/>
      <text:p text:style-name="P20"><text:span text:style-name="T5">Práctica 2</text:span></text:p>
      <text:p text:style-name="P14">Analizador Léxico de hahaScrip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
      <text:p text:style-name="P16"><text:span text:style-name="T9">Héctor Garbisu Arocha</text:span></text:p>
      <text:p text:style-name="P16">Grado en Ingeniería Informática</text:p>
      <text:p text:style-name="P16">Escuela de Ingeniería Informática</text:p>
      <text:p text:style-name="P17">Universidad de Las Palmas de Gran Canaria</text:p>
      <text:p text:style-name="P18"><text:soft-page-break/></text:p>
      <text:p text:style-name="P18"/>
      <text:p text:style-name="P18"><text:span text:style-name="T4">Í</text:span>ndice</text:p>
      <text:p text:style-name="P18"/>
      <text:p text:style-name="P18"/>
      <text:p text:style-name="P2"/>
      <text:p text:style-name="P3">Introducción ………………………………………………………… <text:span text:style-name="T10">3</text:span></text:p>
      <text:p text:style-name="P3"/>
      <text:p text:style-name="P3">Makefile ……………………………………………………………. <text:span text:style-name="T10">3</text:span></text:p>
      <text:p text:style-name="P3"/>
      <text:p text:style-name="P3"><text:span text:style-name="T2">F</text:span>ichero <text:span text:style-name="T4">L</text:span>ex ………………………………………………………… <text:span text:style-name="T10">3</text:span></text:p>
      <text:p text:style-name="P3"/>
      <text:p text:style-name="P3">Pruebas realizadas ……………………………….…………………. <text:span text:style-name="T10">7</text:span></text:p>
      <text:p text:style-name="P21"><text:tab/>Prueba función……………………………………...…...….. 7</text:p>
      <text:p text:style-name="P21"><text:tab/>Prueba función con parámetros…………………..……….… 8</text:p>
      <text:p text:style-name="P21"><text:tab/>Prueba llamada recursiva………………………………….... 9</text:p>
      <text:p text:style-name="P21"><text:tab/>Prueba bucle…………………………………………...…... 1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6">Introducción</text:span></text:p>
      <text:p text:style-name="P2"/>
      <text:p text:style-name="P2">Para esta fase del desarrollo, usaremos la herramienta Flex, que permite generar un analizador léxico en lenguaje C a partir de un fichero de definición <text:span text:style-name="T1">con una sintaxis mucho más sencilla y clara. El procedimiento a seguir es el siguiente:</text:span></text:p>
      <text:p text:style-name="P2"/>
      <table:table table:name="Tabla1" table:style-name="Tabla1">
        <table:table-column table:style-name="Tabla1.A"/>
        <table:table-row>
          <table:table-cell table:style-name="Tabla1.A1" office:value-type="string">
            <text:p text:style-name="P8">flex haha<text:span text:style-name="T2">s</text:span>cript<text:span text:style-name="T2">lex</text:span>.l</text:p>
            <text:p text:style-name="P8">gcc -o alex lex.yy.c -lfl</text:p>
            <text:p text:style-name="P8">alex fichero_prueba [&gt;fichero_salida]</text:p>
          </table:table-cell>
        </table:table-row>
      </table:table>
      <text:p text:style-name="P4"/>
      <text:p text:style-name="P4"/>
      <text:p text:style-name="P4"/>
      <text:p text:style-name="P4"><text:span text:style-name="T7">M</text:span><text:span text:style-name="T6">akefile</text:span></text:p>
      <text:p text:style-name="P4"/>
      <text:p text:style-name="P4">Para generar más rápidamente el analizador léxico uso Make con un Makefile muy sencillo:</text:p>
      <table:table table:name="Tabla2" table:style-name="Tabla2">
        <table:table-column table:style-name="Tabla2.A"/>
        <table:table-row>
          <table:table-cell table:style-name="Tabla2.A1" office:value-type="string">
            <text:p text:style-name="P25">all: lex cc<text:line-break/><text:line-break/>lex:<text:line-break/><text:tab/>flex hahascriptLex.l<text:line-break/><text:line-break/>cc:<text:line-break/><text:tab/>gcc -g -Wall lex.yy.c -o alex -lfl<text:line-break/><text:line-break/>clean: <text:line-break/><text:tab/>-rm lex.yy.c<text:line-break/><text:tab/>-rm alex</text:p>
          </table:table-cell>
        </table:table-row>
      </table:table>
      <text:p text:style-name="P4"/>
      <text:p text:style-name="P19"/>
      <text:p text:style-name="P19">Fichero Lex</text:p>
      <text:p text:style-name="P5"/>
      <text:p text:style-name="P5">El fichero comienza con una serie de #define para poder utilizar códigos pasados como enteros por yylex(). Para poder entender mejor la salida de la ejecución del analizador sobre un fichero de prueba, en el main() se define una tabla de decodificación, para que además del identificador numérico del componente, salga un identificador textual más fácil de leer. <text:s/></text:p>
      <text:p text:style-name="P5"/>
      <text:p text:style-name="P5">Las expresiones regulares con las que se identifica a los tokens se encuentran más o menos por la mitad del fichero. Durante este proceso se han forzado más limitaciones al lenguaje. Entre <text:span text:style-name="T3">ella</text:span>s:</text:p>
      <text:list xml:id="list1186768623055340571" text:style-name="L1">
        <text:list-item>
          <text:p text:style-name="P6">Los identificadores sólo pueden empezar por una letra minúscula que no sea 'a' ni 'h'</text:p>
        </text:list-item>
        <text:list-item>
          <text:p text:style-name="P6">Los elementos situados a la derecha de un punto y coma (;) solo serán tratados como comentarios</text:p>
        </text:list-item>
        <text:list-item>
          <text:p text:style-name="P6">Las instrucciones dentro de bucles estarán indicadas <text:span text:style-name="T3">con o mayúscula seguido de un espacio</text:span></text:p>
        </text:list-item>
      </text:list>
      <text:p text:style-name="P5"/>
      <text:p text:style-name="P5"/>
      <table:table table:name="Tabla3" table:style-name="Tabla3">
        <table:table-column table:style-name="Tabla3.A"/>
        <table:table-row>
          <table:table-cell table:style-name="Tabla3.A1" office:value-type="string">
            <text:p text:style-name="P26">%{<text:line-break/>#define UNKNOWN<text:tab/>256<text:line-break/><text:line-break/>#define INT <text:tab/>257<text:line-break/>#define FLOAT <text:tab/>258<text:line-break/>#define CHAR <text:tab/>259<text:line-break/>#define STRING <text:tab/>260<text:line-break/><text:line-break/>#define FUNC <text:tab/>261<text:line-break/>#define LOOP <text:tab/>262<text:line-break/>#define LOOPE <text:tab/>263<text:line-break/>#define APAR <text:tab/>264<text:line-break/>#define CPAR <text:tab/>265<text:line-break/>#define ABLO <text:tab/>266<text:line-break/>#define CBLO <text:tab/>267<text:line-break/>#define COND <text:tab/>268<text:line-break/>#define ELSE <text:tab/>269<text:line-break/>#define ASIG <text:tab/>270<text:line-break/>#define MAYORQUE 271<text:line-break/>#define MAYORIGU 272<text:line-break/>#define INCR <text:tab/>273<text:line-break/>#define SUMA <text:tab/>274<text:line-break/>#define MULTI <text:tab/>275<text:line-break/>#define POTEN <text:tab/>276<text:line-break/>#define DECRE <text:tab/>277<text:line-break/>#define RESTA <text:tab/>278<text:line-break/>#define DIVIS <text:tab/>279<text:line-break/>#define LOGAR <text:tab/>280<text:line-break/>#define RETURN <text:tab/>281<text:line-break/>#define BREAK <text:tab/>282<text:line-break/><text:line-break/>#define COMILLA 283<text:line-break/>#define PUNTOCOMA 284<text:line-break/><text:line-break/>#define IDEN <text:tab/>285<text:line-break/><text:line-break/>int numline =1;<text:line-break/>void error(char* );<text:line-break/>%}<text:line-break/><text:line-break/>digit<text:tab/><text:tab/><text:tab/>[0-9]<text:line-break/>letter<text:tab/><text:tab/><text:tab/>[a-zA-Z]<text:line-break/>lcnaoh<text:tab/><text:tab/><text:tab/>[b-gi-z]<text:line-break/>notAorH<text:tab/><text:tab/><text:tab/>[b-gi-zB-GI-Z]<text:line-break/>espacios<text:tab/><text:tab/>[ \t]<text:line-break/>bobb<text:tab/><text:tab/><text:tab/>[-_]<text:line-break/><text:line-break/>%%<text:line-break/>\n <text:tab/><text:tab/><text:tab/><text:tab/><text:tab/> { numline++; <text:s text:c="5"/>}<text:line-break/><text:soft-page-break/>"a" <text:s text:c="17"/>{ return INCR; <text:s text:c="3"/>}<text:line-break/>"aa" <text:s text:c="16"/>{ return SUMA; <text:s text:c="3"/>}<text:line-break/>"aaa" <text:s text:c="15"/>{ return MULTI; <text:s text:c="2"/>}<text:line-break/>"aaaa" <text:s text:c="14"/>{ return POTEN; <text:s text:c="2"/>}<text:line-break/>"h" <text:s text:c="17"/>{ return DECRE; <text:s text:c="2"/>}<text:line-break/>"hh" <text:s text:c="16"/>{ return RESTA; <text:s text:c="2"/>}<text:line-break/>"hhh" <text:s text:c="15"/>{ return DIVIS; <text:s text:c="2"/>}<text:line-break/>"hhhh" <text:s text:c="14"/>{ return LOGAR; <text:s text:c="2"/>}<text:line-break/>"\"".*"\"" <text:tab/><text:tab/><text:tab/> { return STRING; <text:s/>}<text:line-break/>"\"" <text:s text:c="16"/>{ return COMILLA; }<text:line-break/>"aHa" <text:s text:c="15"/>{ return ASIG; <text:s text:c="3"/>}<text:line-break/>"XDD" <text:s text:c="15"/>{ return MAYORQUE;}<text:line-break/>"XD" <text:s text:c="16"/>{ return MAYORIGU;}<text:line-break/>"haha" <text:s text:c="14"/>{ return FUNC; <text:s text:c="3"/>}<text:line-break/>"ahah" <text:s text:c="14"/>{ return RETURN; <text:s/>}<text:line-break/>L <text:s text:c="19"/>{ return LOOP; <text:s text:c="3"/>}<text:line-break/>"O" <text:s text:c="17"/>{ return LOOPE; <text:s text:c="2"/>}<text:line-break/>"ha" <text:s text:c="16"/>{ return APAR; <text:s text:c="3"/>}<text:line-break/>"ah" <text:s text:c="16"/>{ return CPAR; <text:s text:c="3"/>}<text:line-break/>"HA" <text:s text:c="16"/>{ return ABLO; <text:s text:c="3"/>}<text:line-break/>"AH" <text:s text:c="16"/>{ return CBLO; <text:s text:c="3"/>}<text:line-break/>"Ha" <text:s text:c="16"/>{ return COND; <text:s text:c="3"/>}<text:line-break/>"aH" <text:s text:c="16"/>{ return ELSE; <text:s text:c="3"/>}<text:line-break/>"ROFL" <text:s text:c="14"/>{ return BREAK; <text:s text:c="2"/>}<text:line-break/>";".*$<text:tab/><text:tab/><text:tab/><text:tab/> { /*comentario*/ <text:s/>}<text:line-break/><text:line-break/>{lcnaoh}({digit}|{letter}|{bobb})* <text:s/>{ return IDEN; } <text:line-break/>{digit}+ <text:s text:c="13"/>{ return INT; }<text:line-break/>{digit}*"."{digit}* <text:s text:c="2"/>{ return FLOAT; }<text:line-break/>\'{letter}|{digit}\' <text:s/>{ return CHAR; }<text:line-break/>{espacios}+ <text:tab/><text:tab/> <text:s/>{ /*NOP*/ }<text:line-break/>. <text:s text:c="19"/>{ printf("Unknown character [%c]\n",yytext[0]);<text:line-break/> <text:s text:c="22"/>return UNKNOWN; <text:s text:c="3"/>}<text:line-break/>%%<text:line-break/>int main (int argc, char** argv){<text:line-break/><text:tab/>const char* identifiers[40];<text:line-break/><text:tab/>identifiers[0] = "UNKNOWN";<text:line-break/><text:tab/>identifiers[1] = "INT";<text:line-break/><text:tab/>identifiers[2] = "FLOAT";<text:line-break/><text:tab/>identifiers[3] = "CHAR";<text:line-break/><text:tab/>identifiers[4] = "STRING";<text:line-break/><text:tab/>identifiers[5] = "FUNC";<text:line-break/><text:tab/>identifiers[6] = "LOOP";<text:line-break/><text:tab/>identifiers[7] = "LOOPE";<text:line-break/><text:tab/>identifiers[8] = "APAR";<text:line-break/><text:tab/>identifiers[9] = "CPAR";<text:line-break/><text:tab/>identifiers[10] = "ABLO";<text:line-break/><text:tab/>identifiers[11] = "CBLO";<text:line-break/><text:tab/>identifiers[12] = "COND";<text:line-break/><text:soft-page-break/><text:tab/>identifiers[13] = "ELSE";<text:line-break/><text:tab/>identifiers[14] = "ASIG";<text:line-break/><text:tab/>identifiers[15] = "MAYORQUE";<text:line-break/><text:tab/>identifiers[16] = "MAYORIGU";<text:line-break/><text:tab/>identifiers[17] = "INCR";<text:line-break/><text:tab/>identifiers[18] = "SUMA";<text:line-break/><text:tab/>identifiers[19] = "MULTI";<text:line-break/><text:tab/>identifiers[20] = "POTEN";<text:line-break/><text:tab/>identifiers[21] = "DECRE";<text:line-break/><text:tab/>identifiers[22] = "RESTA";<text:line-break/><text:tab/>identifiers[23] = "DIVIS";<text:line-break/><text:tab/>identifiers[24] = "LOGAR";<text:line-break/><text:tab/>identifiers[25] = "RETURN";<text:line-break/><text:tab/>identifiers[26] = "BREAK";<text:line-break/><text:tab/>identifiers[27] = "COMILLA";<text:line-break/><text:tab/>identifiers[28] = "PUNTOCOMA";<text:line-break/><text:tab/>identifiers[29] = "IDEN";<text:line-break/><text:tab/>identifiers[30] = "";<text:line-break/><text:tab/>identifiers[31] = "";<text:line-break/><text:tab/>identifiers[32] = "";<text:line-break/><text:tab/>identifiers[33] = "";<text:line-break/><text:tab/>identifiers[34] = "";<text:line-break/><text:tab/>identifiers[35] = "";<text:line-break/><text:tab/>identifiers[36] = "";<text:line-break/><text:tab/>identifiers[37] = "";<text:line-break/><text:tab/>identifiers[38] = "";<text:line-break/><text:tab/>identifiers[39] = "";<text:line-break/><text:tab/>int s;<text:line-break/><text:tab/>if(argc&gt;1){<text:line-break/><text:tab/><text:tab/>yyin = fopen(argv[1],"r");<text:line-break/><text:tab/><text:tab/>if(yyin==NULL)<text:line-break/><text:tab/><text:tab/><text:tab/>printf("\aError abrieno el fichero.\n");<text:line-break/><text:tab/><text:tab/>else{<text:line-break/><text:tab/><text:tab/><text:tab/>printf("%s :\n", argv[1]);<text:line-break/><text:tab/><text:tab/><text:tab/>s = yylex();<text:line-break/><text:tab/><text:tab/><text:tab/>while(s!=0){<text:line-break/><text:tab/><text:tab/><text:tab/><text:tab/>printf("%d %s \t%s\n", s, identifiers[s-256], yytext);<text:line-break/><text:tab/><text:tab/><text:tab/><text:tab/>s = yylex();<text:line-break/><text:tab/><text:tab/><text:tab/>}<text:line-break/><text:tab/><text:tab/>}<text:line-break/><text:tab/>}<text:line-break/><text:tab/>printf("\n%d lines\n",numline);<text:line-break/><text:tab/>printf("end of file\n");<text:line-break/><text:tab/>return 0;<text:line-break/>}<text:line-break/>int yywrap(void){<text:tab/><text:line-break/><text:tab/>return 1;<text:line-break/>}</text:p>
          </table:table-cell>
        </table:table-row>
      </table:table>
      <text:p text:style-name="P7"><text:soft-page-break/><text:span text:style-name="T6">Pruebas realizadas</text:span></text:p>
      <text:p text:style-name="P7"/>
      <text:p text:style-name="P7">He utilizado cuatro ficheros de prueba en esta práctica para probar las siguientes características del lenguaje:</text:p>
      <table:table table:name="Tabla4" table:style-name="Tabla4">
        <table:table-column table:style-name="Tabla4.A"/>
        <table:table-column table:style-name="Tabla4.B"/>
        <table:table-row>
          <table:table-cell table:style-name="Tabla4.A1" office:value-type="string">
            <text:p text:style-name="P24">Fichero</text:p>
          </table:table-cell>
          <table:table-cell table:style-name="Tabla4.B1" office:value-type="string">
            <text:p text:style-name="P24">Debe reconocer:</text:p>
          </table:table-cell>
        </table:table-row>
        <table:table-row>
          <table:table-cell table:style-name="Tabla4.A2" office:value-type="string">
            <text:p text:style-name="P23">prueba_funcion.hhs</text:p>
          </table:table-cell>
          <table:table-cell table:style-name="Tabla4.B2" office:value-type="string">
            <text:p text:style-name="P23">Función, Identificador, Bloque, Print, Retorno, Comentario</text:p>
          </table:table-cell>
        </table:table-row>
        <table:table-row>
          <table:table-cell table:style-name="Tabla4.A2" office:value-type="string">
            <text:p text:style-name="P23">prueba_funcion_args.hhs</text:p>
          </table:table-cell>
          <table:table-cell table:style-name="Tabla4.B2" office:value-type="string">
            <text:p text:style-name="P23">Paso de variable</text:p>
          </table:table-cell>
        </table:table-row>
        <table:table-row>
          <table:table-cell table:style-name="Tabla4.A2" office:value-type="string">
            <text:p text:style-name="P23">prueba_funcion_recursiva.hhs</text:p>
          </table:table-cell>
          <table:table-cell table:style-name="Tabla4.B2" office:value-type="string">
            <text:p text:style-name="P23">Llamada a función, Operador MULT, Operador RESTA, Operador MAYORIGUAL</text:p>
          </table:table-cell>
        </table:table-row>
        <table:table-row>
          <table:table-cell table:style-name="Tabla4.A2" office:value-type="string">
            <text:p text:style-name="P23">prueba_bucle.hhs</text:p>
          </table:table-cell>
          <table:table-cell table:style-name="Tabla4.B2" office:value-type="string">
            <text:p text:style-name="P23">Asignación de valores, Bucles, Operación BREAK</text:p>
          </table:table-cell>
        </table:table-row>
      </table:table>
      <text:p text:style-name="P7"/>
      <text:p text:style-name="P9"/>
      <text:p text:style-name="P9">A continuación se muestra el contenido de cada uno de los ficheros hahaScript (hhs) y el resultado del análisis.</text:p>
      <text:p text:style-name="P7"/>
      <text:p text:style-name="P10">prueba_funcion.hhs</text:p>
      <table:table table:name="Tabla5" table:style-name="Tabla5">
        <table:table-column table:style-name="Tabla5.A"/>
        <table:table-row>
          <table:table-cell table:style-name="Tabla5.A1" office:value-type="string">
            <text:p text:style-name="P27">;funcion sin args<text:line-break/> haha dame10 HA <text:line-break/><text:tab/>"toma 10";<text:line-break/> <text:s text:c="3"/>ahah 10;<text:line-break/>AH</text:p>
          </table:table-cell>
        </table:table-row>
      </table:table>
      <text:p text:style-name="P11">→</text:p>
      <table:table table:name="Tabla9" table:style-name="Tabla9">
        <table:table-column table:style-name="Tabla9.A"/>
        <table:table-row>
          <table:table-cell table:style-name="Tabla9.A1" office:value-type="string">
            <text:p text:style-name="P28">pruebas/prueba_funcion.hhs :<text:line-break/>261 FUNC <text:tab/>haha<text:line-break/>285 IDEN <text:tab/>dame10<text:line-break/>266 ABLO <text:tab/>HA<text:line-break/>260 STRING <text:tab/>"toma 10"<text:line-break/>281 RETURN <text:tab/>ahah<text:line-break/>257 INT <text:tab/>10<text:line-break/>267 CBLO <text:tab/>AH<text:line-break/><text:line-break/>5 lines<text:line-break/>end of file</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prueba_funcion_args.hhs</text:p>
      <table:table table:name="Tabla6" table:style-name="Tabla6">
        <table:table-column table:style-name="Tabla6.A"/>
        <table:table-row>
          <table:table-cell table:style-name="Tabla6.A1" office:value-type="string">
            <text:p text:style-name="P27">haha dameX x HA<text:line-break/><text:tab/>"toma x";<text:line-break/><text:tab/>ahah x;<text:line-break/>AH</text:p>
          </table:table-cell>
        </table:table-row>
      </table:table>
      <text:p text:style-name="P12">→</text:p>
      <table:table table:name="Tabla10" table:style-name="Tabla10">
        <table:table-column table:style-name="Tabla10.A"/>
        <table:table-row>
          <table:table-cell table:style-name="Tabla10.A1" office:value-type="string">
            <text:p text:style-name="P28">pruebas/prueba_funcion_args.hhs :<text:line-break/>261 FUNC <text:tab/>haha<text:line-break/>285 IDEN <text:tab/>dameX<text:line-break/>285 IDEN <text:tab/>x<text:line-break/>266 ABLO <text:tab/>HA<text:line-break/>260 STRING <text:tab/>"toma x"<text:line-break/>281 RETURN <text:tab/>ahah<text:line-break/>285 IDEN <text:tab/>x<text:line-break/>267 CBLO <text:tab/>AH<text:line-break/><text:line-break/>4 lines<text:line-break/>end of file</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prueba_funcion_recursiva.hhs</text:p>
      <table:table table:name="Tabla7" table:style-name="Tabla7">
        <table:table-column table:style-name="Tabla7.A"/>
        <table:table-row>
          <table:table-cell table:style-name="Tabla7.A1" office:value-type="string">
            <text:p text:style-name="P27">haha factorial num_input HA<text:line-break/><text:tab/>Ha ha 1 XD num_input ah <text:line-break/><text:tab/>HA<text:line-break/><text:tab/><text:tab/><text:tab/>ahah 1; si num_input&lt;=1, el resultado es 1<text:line-break/><text:tab/>AH<text:line-break/><text:tab/>ahah num_input aaa ha factorial ha num_input hh 1 ah ah;<text:tab/><text:line-break/>AH</text:p>
          </table:table-cell>
        </table:table-row>
      </table:table>
      <text:p text:style-name="P12">→</text:p>
      <table:table table:name="Tabla11" table:style-name="Tabla11">
        <table:table-column table:style-name="Tabla11.A"/>
        <table:table-row>
          <table:table-cell table:style-name="Tabla11.A1" office:value-type="string">
            <text:p text:style-name="P28">pruebas/prueba_funcion_recursiva.hhs :<text:line-break/>261 FUNC <text:tab/>haha<text:line-break/>285 IDEN <text:tab/>factorial<text:line-break/>285 IDEN <text:tab/>num_input<text:line-break/>266 ABLO <text:tab/>HA<text:line-break/>268 COND <text:tab/>Ha<text:line-break/>264 APAR <text:tab/>ha<text:line-break/>257 INT <text:tab/>1<text:line-break/>272 MAYORIGU <text:tab/>XD<text:line-break/>285 IDEN <text:tab/>num_input<text:line-break/>265 CPAR <text:tab/>ah<text:line-break/>266 ABLO <text:tab/>HA<text:line-break/>281 RETURN <text:tab/>ahah<text:line-break/>257 INT <text:tab/>1<text:line-break/>267 CBLO <text:tab/>AH<text:line-break/>281 RETURN <text:tab/>ahah<text:line-break/>285 IDEN <text:tab/>num_input<text:line-break/>275 MULTI <text:tab/>aaa<text:line-break/>264 APAR <text:tab/>ha<text:line-break/>285 IDEN <text:tab/>factorial<text:line-break/>264 APAR <text:tab/>ha<text:line-break/>285 IDEN <text:tab/>num_input<text:line-break/>278 RESTA <text:tab/>hh<text:line-break/>257 INT <text:tab/>1<text:line-break/>265 CPAR <text:tab/>ah<text:line-break/>265 CPAR <text:tab/>ah<text:line-break/>267 CBLO <text:tab/>AH<text:line-break/><text:line-break/>7 lines<text:line-break/>end of file<text:line-break/></text:p>
          </table:table-cell>
        </table:table-row>
      </table:table>
      <text:p text:style-name="P7"/>
      <text:p text:style-name="P7"/>
      <text:p text:style-name="P7"/>
      <text:p text:style-name="P7"/>
      <text:p text:style-name="P7"/>
      <text:p text:style-name="P7"/>
      <text:p text:style-name="P7"/>
      <text:p text:style-name="P7"/>
      <text:p text:style-name="P10"><text:soft-page-break/>prueba_bucle.hhs</text:p>
      <table:table table:name="Tabla8" table:style-name="Tabla8">
        <table:table-column table:style-name="Tabla8.A"/>
        <table:table-row>
          <table:table-cell table:style-name="Tabla8.A1" office:value-type="string">
            <text:p text:style-name="P27">Ha ha 1 XDD n ah HA<text:line-break/><text:tab/>"0"; <text:line-break/>AH<text:line-break/>"0\n1"; cuac<text:line-break/>p1 aHa 0;<text:line-break/>p2 aHa 1;<text:line-break/>L<text:line-break/>O i aHa 1;<text:line-break/>O i a;<text:line-break/>O Ha ha n XDD i ah HA <text:line-break/>O<text:tab/>ROFL; <text:line-break/>O AH<text:line-break/>O "\p1+\p2";<text:line-break/>O vaux aHa p1;<text:line-break/>O p1 aHa p2;<text:line-break/>O p2 aHa vaux aa p2;<text:line-break/>L</text:p>
          </table:table-cell>
        </table:table-row>
      </table:table>
      <text:p text:style-name="P12">→</text:p>
      <table:table table:name="Tabla12" table:style-name="Tabla12">
        <table:table-column table:style-name="Tabla12.A"/>
        <table:table-row>
          <table:table-cell table:style-name="Tabla12.A1" office:value-type="string">
            <text:p text:style-name="P28">pruebas/prueba_bucle.hhs :<text:line-break/>268 COND <text:tab/>Ha<text:line-break/>264 APAR <text:tab/>ha<text:line-break/>257 INT <text:tab/>1<text:line-break/>271 MAYORQUE <text:tab/>XDD<text:line-break/>285 IDEN <text:tab/>n<text:line-break/>265 CPAR <text:tab/>ah<text:line-break/>266 ABLO <text:tab/>HA<text:line-break/>260 STRING <text:tab/>"0"<text:line-break/>267 CBLO <text:tab/>AH<text:line-break/>260 STRING <text:tab/>"0\n1"<text:line-break/>285 IDEN <text:tab/>p1<text:line-break/>270 ASIG <text:tab/>aHa<text:line-break/>257 INT <text:tab/>0<text:line-break/>285 IDEN <text:tab/>p2<text:line-break/>270 ASIG <text:tab/>aHa<text:line-break/>257 INT <text:tab/>1<text:line-break/>262 LOOP <text:tab/>L<text:line-break/>263 LOOPE <text:tab/>O<text:line-break/>285 IDEN <text:tab/>i<text:line-break/>270 ASIG <text:tab/>aHa<text:line-break/>257 INT <text:tab/>1<text:line-break/>263 LOOPE <text:tab/>O<text:line-break/>285 IDEN <text:tab/>i<text:line-break/>273 INCR <text:tab/>a<text:line-break/>263 LOOPE <text:tab/>O<text:line-break/>268 COND <text:tab/>Ha<text:line-break/>264 APAR <text:tab/>ha<text:line-break/>285 IDEN <text:tab/>n<text:line-break/><text:soft-page-break/>271 MAYORQUE <text:tab/>XDD<text:line-break/>285 IDEN <text:tab/>i<text:line-break/>265 CPAR <text:tab/>ah<text:line-break/>266 ABLO <text:tab/>HA<text:line-break/>263 LOOPE <text:tab/>O<text:line-break/>282 BREAK <text:tab/>ROFL<text:line-break/>263 LOOPE <text:tab/>O<text:line-break/>267 CBLO <text:tab/>AH<text:line-break/>263 LOOPE <text:tab/>O<text:line-break/>260 STRING <text:tab/>"\p1+\p2"<text:line-break/>263 LOOPE <text:tab/>O<text:line-break/>285 IDEN <text:tab/>vaux<text:line-break/>270 ASIG <text:tab/>aHa<text:line-break/>285 IDEN <text:tab/>p1<text:line-break/>263 LOOPE <text:tab/>O<text:line-break/>285 IDEN <text:tab/>p1<text:line-break/>270 ASIG <text:tab/>aHa<text:line-break/>285 IDEN <text:tab/>p2<text:line-break/>263 LOOPE <text:tab/>O<text:line-break/>285 IDEN <text:tab/>p2<text:line-break/>270 ASIG <text:tab/>aHa<text:line-break/>285 IDEN <text:tab/>vaux<text:line-break/>274 SUMA <text:tab/>aa<text:line-break/>285 IDEN <text:tab/>p2<text:line-break/>262 LOOP <text:tab/>L<text:line-break/><text:line-break/>17 lines<text:line-break/>end of file</text:p>
          </table:table-cell>
        </table:table-row>
      </table:table>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Consolas" svg:font-family="Consolas" style:font-family-generic="modern" style:font-pitch="fixed"/>
    <style:font-face style:name="Modern" svg:font-family="Modern" style:font-family-generic="modern" style:font-pitch="variable"/>
    <style:font-face style:name="Liberation Serif" svg:font-family="'Liberation Serif'" style:font-family-generic="roman" style:font-pitch="variable"/>
    <style:font-face style:name="Script" svg:font-family="Script" style:font-family-generic="script"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808080" style:text-outline="false" fo:text-shadow="none" officeooo:rsid="0015b777" officeooo:paragraph-rsid="0015b77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shadow="none" fo:background-color="#eeeeee" draw:fill="solid" draw:fill-color="#eeeeee" draw:opacity="100%"/>
      </style:footer-style>
    </style:page-layout>
  </office:automatic-styles>
  <office:master-styles>
    <style:master-page style:name="Standard" style:page-layout-name="Mpm1">
      <style:footer>
        <text:p text:style-name="MP1">Procesadores de lenguaje 2016<text:tab/><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16:14:31.352000000</meta:creation-date>
    <dc:date>2016-03-04T17:53:27.799000000</dc:date>
    <meta:editing-duration>PT24M34S</meta:editing-duration>
    <meta:editing-cycles>5</meta:editing-cycles>
    <meta:generator>LibreOffice/5.0.3.2$Windows_X86_64 LibreOffice_project/e5f16313668ac592c1bfb310f4390624e3dbfb75</meta:generator>
    <meta:document-statistic meta:table-count="12" meta:image-count="0" meta:object-count="0" meta:page-count="11" meta:paragraph-count="61" meta:word-count="1228" meta:character-count="8141" meta:non-whitespace-character-count="6219"/>
  </office:meta>
</office:document-meta>
</file>